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9f516" officeooo:paragraph-rsid="0019f516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9f516" officeooo:paragraph-rsid="0019f516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a2215" officeooo:paragraph-rsid="001a221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a2215" officeooo:paragraph-rsid="001a2215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a2215" officeooo:paragraph-rsid="001aef7a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a2215" officeooo:paragraph-rsid="001aef7a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aef7a" officeooo:paragraph-rsid="001aef7a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aef7a" officeooo:paragraph-rsid="001aef7a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1aef7a" officeooo:paragraph-rsid="001c7be5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c7be5" officeooo:paragraph-rsid="001c7be5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c7be5" officeooo:paragraph-rsid="001c7be5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normal" officeooo:rsid="001c7be5" officeooo:paragraph-rsid="001c7be5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d66bf" officeooo:paragraph-rsid="001d66b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d66bf" officeooo:paragraph-rsid="001d66b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officeooo:rsid="001d66bf" officeooo:paragraph-rsid="001d66bf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officeooo:rsid="001ee3a7" officeooo:paragraph-rsid="001ee3a7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1d66bf" officeooo:paragraph-rsid="001d66bf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normal" officeooo:rsid="001d66bf" officeooo:paragraph-rsid="001d66bf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01ee3a7" officeooo:paragraph-rsid="001ee3a7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normal" officeooo:rsid="001ee3a7" officeooo:paragraph-rsid="001ee3a7" style:font-weight-asian="normal" style:font-weight-complex="normal"/>
    </style:style>
    <style:style style:name="T1" style:family="text">
      <style:text-properties officeooo:rsid="001aef7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38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éfinition d<text:span text:style-name="T6">e la vérité</text:span> ?</text:p>
      <text:p text:style-name="P1"><text:s/>la vérité est l’adéquation entre mon jugement et la réalité</text:p>
      <text:p text:style-name="P1"/>
      <text:p text:style-name="P2">Qu’est-ce que savoir (= connaître) ?</text:p>
      <text:p text:style-name="P3">C’est avoir une croyance vraie justifiée</text:p>
      <text:p text:style-name="P3"/>
      <text:p text:style-name="P2">Que représente l’allégorie de la caverne de Platon ?</text:p>
      <text:p text:style-name="P3">Le processus par lequel un individu peut se libérer de son ignorance</text:p>
      <text:p text:style-name="P3"/>
      <text:p text:style-name="P2">Platon montre qu’il y a une origine horizontale et passive de nos préjugés. Quels noms peut-on lui donner ?</text:p>
      <text:p text:style-name="P3">Conformisme, pression sociale</text:p>
      <text:p text:style-name="P2"/>
      <text:p text:style-name="P2">Platon montre qu’il y a une origine verticale et active de nos préjugés. De quoi s’agit-il ?</text:p>
      <text:p text:style-name="P3">Nous intégrons les préjugés que les experts des apparences nous imposent.</text:p>
      <text:p text:style-name="P3"/>
      <text:p text:style-name="P2">Qui est représenté par les porteurs d’objets de la caverne ? (à cocher)</text:p>
      <text:p text:style-name="P3">Les artistes, les sophistes, les hommes politiques, les religieux</text:p>
      <text:p text:style-name="P3"/>
      <text:p text:style-name="P2">D’après Platon, qu’est-ce qui permet à un individu de sortir de son ignorance ?</text:p>
      <text:p text:style-name="P3">Quelqu’un d’autre nous force à en sortir, de façon violente</text:p>
      <text:p text:style-name="P3"/>
      <text:p text:style-name="P4">Est-ce seulement parce qu’elle me vient d’autrui qu’une croyance est un préjugé ?</text:p>
      <text:p text:style-name="P5">Non</text:p>
      <text:p text:style-name="P5"/>
      <text:p text:style-name="P8">Définissez la notion d’origine</text:p>
      <text:p text:style-name="P9">L’origine de quelque chose désigne l’occasion historique qui a entraîné son apparition.</text:p>
      <text:p text:style-name="P9"/>
      <text:p text:style-name="P8">Définissez la notion de fondement</text:p>
      <text:p text:style-name="P9">Le fondement de quelque chose désigne ce qui justifie objectivement son existence.</text:p>
      <text:p text:style-name="P9"/>
      <text:p text:style-name="P6"><text:span text:style-name="T1">A</text:span> quelles condition puis-je avoir le souci de fonder mes croyances ?</text:p>
      <text:p text:style-name="P7">il faut qu’elles ne m’apparaissent pas comme des évidences absolues.</text:p>
      <text:p text:style-name="P6"/>
      <text:p text:style-name="P8">Comment faire pour que mes croyances cessent de m’apparaître comme des évidences absolues ?</text:p>
      <text:p text:style-name="P9">Je dois rencontrer l’altérité</text:p>
      <text:p text:style-name="P8"/>
      <text:p text:style-name="P8">Quelles sont les deux circonstances qui me poussent à remettre en question mes préjugés ?</text:p>
      <text:p text:style-name="P9">Je rencontre quelqu’un qui a des croyances radicalement différentes des miennes</text:p>
      <text:p text:style-name="P9">Je rencontre quelqu’un qui suspend méthodiquement ses propres croyances</text:p>
      <text:p text:style-name="P9"/>
      <text:p text:style-name="P8">En quoi consiste l’ironie socratique ?</text:p>
      <text:p text:style-name="P9">Elle consiste à se présenter comme quelqu’un d’ignorant, et à faire croire à l’interlocuteur qu’on le considère comme un expert, pour remettre en question méthodiquement ses conceptions</text:p>
      <text:p text:style-name="P8"/>
      <text:p text:style-name="P8">Quel est l’effet de l’ironie socratique ?</text:p>
      <text:p text:style-name="P9">Elle force l’interlocuteur à mettre de l’ordre dans sa pensée</text:p>
      <text:p text:style-name="P8"/>
      <text:p text:style-name="P8">En quel sens nos préjugés ont-ils une utilité cognitive ?</text:p>
      <text:p text:style-name="P9">Ils nous permettent de simplifier notre expérience du monde</text:p>
      <text:p text:style-name="P9"/>
      <text:p text:style-name="P8"><text:soft-page-break/>Quelle est l’utilité sociale de nos préjugés ?</text:p>
      <text:p text:style-name="P9">Ils créent du lien social avec les autres</text:p>
      <text:p text:style-name="P9"/>
      <text:p text:style-name="P8">Pour Platon, comment peut-on s’assurer que le peuple se libère de son ignorance ?</text:p>
      <text:p text:style-name="P9">Il faut un bon système d’éducation, et donc une cité juste</text:p>
      <text:p text:style-name="P9"/>
      <text:p text:style-name="P8">A quelle condition la cité peut-elle devenir juste d’après Platon ?</text:p>
      <text:p text:style-name="P9">Si elle est soumise au pouvoir d’un philosophe-roi, qui réunit le pouvoir et le savoir</text:p>
      <text:p text:style-name="P8"/>
      <text:p text:style-name="P11"><text:span text:style-name="T5">**Emmanuel Kant, </text:span><text:span text:style-name="T3">Qu’est-ce que les Lumières ?</text:span><text:span text:style-name="T2"> </text:span><text:span text:style-name="T4">**</text:span></text:p>
      <text:p text:style-name="P13"/>
      <text:p text:style-name="P11">Une relation éducative peut échouer si l’élève refuse le dialogue. Mais pour quelle autre raison d’après Kant ?</text:p>
      <text:p text:style-name="P12">Si on se soumet totalement au discours de l’autre</text:p>
      <text:p text:style-name="P10"/>
      <text:p text:style-name="P11">Qu’est-ce que la « minorité » d’après Kant ?</text:p>
      <text:p text:style-name="P12">C’est l'incapacité à se servir de son entendement sans être dirigé par un autre.</text:p>
      <text:p text:style-name="P12"/>
      <text:p text:style-name="P11">Quels sont les deux vices moraux et intellectuels se lesquels repose notre minorité ?</text:p>
      <text:p text:style-name="P12">La paresse et la lâcheté</text:p>
      <text:p text:style-name="P12"/>
      <text:p text:style-name="P14">D’après Kant, l’individu seul peut-il sortir de sa minorité ?</text:p>
      <text:p text:style-name="P15">Non</text:p>
      <text:p text:style-name="P15"/>
      <text:p text:style-name="P14">Quelle liberté fondamentale est-il nécessaire de garantir pour libérer le peuple de son ignorance ?</text:p>
      <text:p text:style-name="P15">La liberté d’expression</text:p>
      <text:p text:style-name="P14"/>
      <text:p text:style-name="P14">Peut-on exercer son esprit critique sans aucune limite ?</text:p>
      <text:p text:style-name="P15">Non, en tant que membre d’une organisation, nous devons d’abord obéir.</text:p>
      <text:p text:style-name="P15"/>
      <text:p text:style-name="P16">Descartes</text:p>
      <text:p text:style-name="P16"/>
      <text:p text:style-name="P18">Les hommes sont-ils intellectuellement égaux ?</text:p>
      <text:p text:style-name="P19">Certes, ils sont inégaux du point de vue de la mémoire, de la vitesse et de l’imagination, mais ils sont strictement égaux du point de vue du bon sens</text:p>
      <text:p text:style-name="P19"/>
      <text:p text:style-name="P18">Définissez la raison</text:p>
      <text:p text:style-name="P19">C’est la « puissance de bien juger et distinguer le vrai d’avec le faux »</text:p>
      <text:p text:style-name="P19"/>
      <text:p text:style-name="P18">Comment les hommes peuvent-ils former des opinions différentes, si disposent de la même intelligence ?</text:p>
      <text:p text:style-name="P19">Ils utilisent différemment leur intelligence</text:p>
      <text:p text:style-name="P19"/>
      <text:p text:style-name="P18">Qu’est-ce qu’une puissance ? A quoi s’oppose-t-elle ?</text:p>
      <text:p text:style-name="P19">La puissance, c’est ce qui est susceptible de venir à l’être. Elle s’oppose à l’acte.</text:p>
      <text:p text:style-name="P19"/>
      <text:p text:style-name="P18">Qu’est-ce qu’il faut identifier pour trouver la vérité, d’après Descartes ?</text:p>
      <text:p text:style-name="P19">La méthode correcte</text:p>
      <text:p text:style-name="P19"/>
      <text:p text:style-name="P16">Aristote</text:p>
      <text:p text:style-name="P16"/>
      <text:p text:style-name="P18">Qu’est-ce que la logique ?</text:p>
      <text:p text:style-name="P19"><text:soft-page-break/>L’ensemble des règles que doit suivre tout raisonnement</text:p>
      <text:p text:style-name="P19"/>
      <text:p text:style-name="P18">Quels sont les trois principes fondamentaux de la pensée d’après Aristote ?</text:p>
      <text:p text:style-name="P19">Principe d’identité, Principe du tiers exclu, Principe de non contradiction</text:p>
      <text:p text:style-name="P19"/>
      <text:p text:style-name="P18">Que signifie le principe de non contradiction ?</text:p>
      <text:p text:style-name="P19">Il est impossible qu’une proposition et sa négation soient vraies en même temps</text:p>
      <text:p text:style-name="P19"/>
      <text:p text:style-name="P18">Peut-on <text:span text:style-name="T2">démontrer</text:span><text:span text:style-name="T4"> les principes fondamentaux de la pensée ?</text:span></text:p>
      <text:p text:style-name="P19"><text:span text:style-name="T4">Non, mais on peut les justifier par l’absurde : si on les accorde pas, on ne peut plus rien dire ni penser</text:span></text:p>
      <text:p text:style-name="P19"><text:span text:style-name="T4"/></text:p>
      <text:p text:style-name="P18"><text:span text:style-name="T4">D’après Nietzsche, les règles de la logique expriment-elles l’essence de la réalité ?</text:span></text:p>
      <text:p text:style-name="P19"><text:span text:style-name="T4">Non, elles ont une simple justification psychologique : elles nous permettent de mettre de l’ordre dans notre pensée</text:span></text:p>
      <text:p text:style-name="P19"><text:span text:style-name="T4"/></text:p>
      <text:p text:style-name="P18"><text:span text:style-name="T4">Qu’est-ce qu’une démonstration ?</text:span></text:p>
      <text:p text:style-name="P19"><text:span text:style-name="T4">Un discours dans lequel certaines propositions vraies étant données, d’autres propositions vraies en suivent nécessairement</text:span></text:p>
      <text:p text:style-name="P19"><text:span text:style-name="T4"/></text:p>
      <text:p text:style-name="P18"><text:span text:style-name="T4">Quel est le but de syllogistique d’Aristote ?</text:span></text:p>
      <text:p text:style-name="P19"><text:span text:style-name="T4">Décrire l’ensemble des formes de raisonnement valides</text:span></text:p>
      <text:p text:style-name="P19"><text:span text:style-name="T4"/></text:p>
      <text:p text:style-name="P18"><text:span text:style-name="T4">Pourquoi la syllogistique d’Aristote est-elle limitée ?</text:span></text:p>
      <text:p text:style-name="P19"><text:span text:style-name="T4">Elle ne décrit pas tous les raisonnements valides</text:span></text:p>
      <text:p text:style-name="P19"><text:span text:style-name="T4"/></text:p>
      <text:p text:style-name="P18"><text:span text:style-name="T4">Sur quoi s’appuie la logique moderne ?</text:span></text:p>
      <text:p text:style-name="P19"><text:span text:style-name="T4">Sur des formalisations mathématiques</text:span></text:p>
      <text:p text:style-name="P19"><text:span text:style-name="T4"/></text:p>
      <text:p text:style-name="P17"><text:span text:style-name="T4">Re-Descartes</text:span></text:p>
      <text:p text:style-name="P20"><text:span text:style-name="T4"/></text:p>
      <text:p text:style-name="P20"><text:span text:style-name="T4">Pourquoi Descartes critique-t-il la logique d’Aristote ?</text:span></text:p>
      <text:p text:style-name="P21"><text:span text:style-name="T4">Elle nous permet d’exposer rigoureusement aux autres ce que nous pensons, mais ne permet pas de découvrir de nouvelles choses</text:span></text:p>
      <text:p text:style-name="P21"><text:span text:style-name="T4"/></text:p>
      <text:p text:style-name="P20"><text:span text:style-name="T4">Quelles sont les quatre règles de méthode de Descartes ?</text:span></text:p>
      <text:p text:style-name="P21"><text:span text:style-name="T4">Règle de l’évidence, de l’analyse, de la synthèse et de l’énumération complète</text:span></text:p>
      <text:p text:style-name="P21"><text:span text:style-name="T4"/></text:p>
      <text:p text:style-name="P20"><text:span text:style-name="T4">Quelle règle de la méthode cartésienne est la plus importante ? Pourquoi ?</text:span></text:p>
      <text:p text:style-name="P21"><text:span text:style-name="T4">C’est la règle de l’évidence, parce qu’elle propose un critère simple pour distinguer le vrai du faux</text:span></text:p>
      <text:p text:style-name="P21"><text:span text:style-name="T4"/></text:p>
      <text:p text:style-name="P20"><text:span text:style-name="T4">Qu’est-ce qui permet de distinguer le vrai du faux d’après Descartes ?</text:span></text:p>
      <text:p text:style-name="P21"><text:span text:style-name="T4">Le vrai se reconnaît par un sentiment de certitude absolue obtenu de façon méthodique</text:span></text:p>
      <text:p text:style-name="P21"><text:span text:style-name="T4"/></text:p>
      <text:p text:style-name="P20"><text:span text:style-name="T4">Quel est le problème que pose le fait de considérer la certitude comme un critère de vérité ?</text:span></text:p>
      <text:p text:style-name="P21"><text:span text:style-name="T4">La certitude est un sentiment, or un sentiment semble être toujours quelque chose de subjectif</text:span></text:p>
      <text:p text:style-name="P21"><text:span text:style-name="T4"/></text:p>
      <text:p text:style-name="P20"><text:span text:style-name="T4">Classez ces mots du plus étroit au plus large : particulier, universel, général, singulier</text:span></text:p>
      <text:p text:style-name="P21"><text:span text:style-name="T4">singulier, particulier, général, universel</text:span></text:p>
      <text:p text:style-name="P21"><text:span text:style-name="T4"/></text:p>
      <text:p text:style-name="P20"><text:soft-page-break/><text:span text:style-name="T4">Le sentiment de certitude dont parle Descartes est-il réellement subjectif ?</text:span></text:p>
      <text:p text:style-name="P21"><text:span text:style-name="T4">Non, parce qu’il est obtenu par l’application d’une méthode parfaitement rationnelle. Il a donc une valeur </text:span><text:span text:style-name="T2">universelle</text:span><text:span text:style-name="T4">.</text:span></text:p>
      <text:p text:style-name="P21"><text:span text:style-name="T4"/></text:p>
      <text:p text:style-name="P20"><text:span text:style-name="T4">Quelles sont les limites de la méthode de Descartes dans les sciences ?</text:span></text:p>
      <text:p text:style-name="P21"><text:span text:style-name="T4">Elle donne des résultats beaucoup moins convaincants quand il s’agit d’expliquer des phénomènes extérieurs qui se déploient dans le temp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1:11:59.776000000</meta:creation-date>
    <dc:date>2022-10-15T17:47:34.961000000</dc:date>
    <meta:editing-duration>PT1H29M32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4" meta:paragraph-count="99" meta:word-count="1036" meta:character-count="6458" meta:non-whitespace-character-count="5520"/>
  </office:meta>
</office:document-meta>
</file>